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8549in" style:rel-column-width="8090*"/>
    </style:style>
    <style:style style:name="Table2.B" style:family="table-column">
      <style:table-column-properties style:column-width="0.9153in" style:rel-column-width="8661*"/>
    </style:style>
    <style:style style:name="Table2.C" style:family="table-column">
      <style:table-column-properties style:column-width="0.7896in" style:rel-column-width="7472*"/>
    </style:style>
    <style:style style:name="Table2.D" style:family="table-column">
      <style:table-column-properties style:column-width="0.8979in" style:rel-column-width="8497*"/>
    </style:style>
    <style:style style:name="Table2.E" style:family="table-column">
      <style:table-column-properties style:column-width="2.2111in" style:rel-column-width="20924*"/>
    </style:style>
    <style:style style:name="Table2.F" style:family="table-column">
      <style:table-column-properties style:column-width="1.2563in" style:rel-column-width="11891*"/>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632in" style:rel-column-width="1675*"/>
    </style:style>
    <style:style style:name="Table1.B" style:family="table-column">
      <style:table-column-properties style:column-width="4.5049in" style:rel-column-width="6487*"/>
    </style:style>
    <style:style style:name="Table1.C" style:family="table-column">
      <style:table-column-properties style:column-width="1.2569in" style:rel-column-width="181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color="#ff0000"/>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bookmark-start text:name="__DdeLink__296_2089375819"/></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Contents"/>
          </table:table-cell>
          <table:table-cell table:style-name="Table2.A1" office:value-type="string">
            <text:p text:style-name="Table_20_Contents">Field reads from closures</text:p>
          </table:table-cell>
          <table:table-cell table:style-name="Table2.A1" office:value-type="string">
            <text:p text:style-name="Table_20_Contents">Propagate <text:s/>field reads</text:p>
          </table:table-cell>
          <table:table-cell table:style-name="Table2.A1" office:value-type="string">
            <text:p text:style-name="Table_20_Contents">Add field reads</text:p>
          </table:table-cell>
          <table:table-cell table:style-name="Table2.A1" office:value-type="string">
            <text:p text:style-name="Table_20_Contents">Rewrite field reads</text:p>
          </table:table-cell>
          <table:table-cell table:style-name="Table2.F1" office:value-type="string">
            <text:p text:style-name="Table_20_Contents">insert projection <text:s/>before</text:p>
          </table:table-cell>
        </table:table-row>
        <table:table-row>
          <table:table-cell table:style-name="Table2.A2" office:value-type="string">
            <text:p text:style-name="Table_20_Contents">filter</text:p>
          </table:table-cell>
          <table:table-cell table:style-name="Table2.A2" office:value-type="string">
            <text:p text:style-name="Table_20_Contents">x</text:p>
          </table:table-cell>
          <table:table-cell table:style-name="Table2.A2" office:value-type="string">
            <text:p text:style-name="Table_20_Contents">al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flatmap</text:p>
          </table:table-cell>
          <table:table-cell table:style-name="Table2.A2" office:value-type="string">
            <text:p text:style-name="Table_20_Contents"><text:bookmark-start text:name="__DdeLink__313_578677701"/>x (replace output)<text:bookmark-end text:name="__DdeLink__313_57867770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map</text:p>
          </table:table-cell>
          <table:table-cell table:style-name="Table2.A2" office:value-type="string">
            <text:p text:style-name="Table_20_Contents">x (replace outpu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Table_20_Contents">join</text:p>
          </table:table-cell>
          <table:table-cell table:style-name="Table2.A2" office:value-type="string">
            <text:p text:style-name="Table_20_Contents"/>
          </table:table-cell>
          <table:table-cell table:style-name="Table2.A2" office:value-type="string">
            <text:p text:style-name="Table_20_Contents">key </text:p>
          </table:table-cell>
          <table:table-cell table:style-name="Table2.A2" office:value-type="string">
            <text:p text:style-name="Table_20_Contents">Key on both predecessors</text:p>
          </table:table-cell>
          <table:table-cell table:style-name="Table2.A2" office:value-type="string">
            <text:p text:style-name="Table_20_Contents">Distributes used fields of values to correct predecessor</text:p>
          </table:table-cell>
          <table:table-cell table:style-name="Table2.F2" office:value-type="string">
            <text:p text:style-name="Table_20_Contents">x</text:p>
          </table:table-cell>
        </table:table-row>
        <table:table-row>
          <table:table-cell table:style-name="Table2.A2" office:value-type="string">
            <text:p text:style-name="Table_20_Contents">Group by key</text:p>
          </table:table-cell>
          <table:table-cell table:style-name="Table2.A2" office:value-type="string">
            <text:p text:style-name="Table_20_Contents"/>
          </table:table-cell>
          <table:table-cell table:style-name="Table2.A2" office:value-type="string">
            <text:p text:style-name="Table_20_Contents">key</text:p>
          </table:table-cell>
          <table:table-cell table:style-name="Table2.A2" office:value-type="string">
            <text:p text:style-name="Table_20_Contents">key</text:p>
          </table:table-cell>
          <table:table-cell table:style-name="Table2.A2" office:value-type="string">
            <text:p text:style-name="Table_20_Contents">Key is added to used fields, reads from the iterable of value become a read of the value</text:p>
          </table:table-cell>
          <table:table-cell table:style-name="Table2.F2" office:value-type="string">
            <text:p text:style-name="Table_20_Contents">x</text:p>
          </table:table-cell>
        </table:table-row>
        <table:table-row>
          <table:table-cell table:style-name="Table2.A2" office:value-type="string">
            <text:p text:style-name="Table_20_Contents">reduce</text:p>
          </table:table-cell>
          <table:table-cell table:style-name="Table2.A2" office:value-type="string">
            <text:p text:style-name="Table_20_Contents">x</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1">cache</text:p>
          </table:table-cell>
          <table:table-cell table:style-name="Table2.A2" office:value-type="string">
            <text:p text:style-name="P1"/>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x</text:p>
          </table:table-cell>
        </table:table-row>
        <table:table-row>
          <table:table-cell table:style-name="Table2.A2" office:value-type="string">
            <text:p text:style-name="Table_20_Contents">save</text:p>
          </table:table-cell>
          <table:table-cell table:style-name="Table2.A2" office:value-type="string">
            <text:p text:style-name="Table_20_Contents"/>
          </table:table-cell>
          <table:table-cell table:style-name="Table2.A2" office:value-type="string">
            <text:p text:style-name="Table_20_Contents">x</text:p>
          </table:table-cell>
          <table:table-cell table:style-name="Table2.A2" office:value-type="string">
            <text:p text:style-name="Table_20_Contents">all</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1">collect</text:p>
          </table:table-cell>
          <table:table-cell table:style-name="Table2.A2" office:value-type="string">
            <text:p text:style-name="P1"/>
          </table:table-cell>
          <table:table-cell table:style-name="Table2.A2" office:value-type="string">
            <text:p text:style-name="P1">x</text:p>
          </table:table-cell>
          <table:table-cell table:style-name="Table2.A2" office:value-type="string">
            <text:p text:style-name="P1">all</text:p>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takeSample</text:p>
          </table:table-cell>
          <table:table-cell table:style-name="Table2.A2" office:value-type="string">
            <text:p text:style-name="P1"/>
          </table:table-cell>
          <table:table-cell table:style-name="Table2.A2" office:value-type="string">
            <text:p text:style-name="P1">x</text:p>
          </table:table-cell>
          <table:table-cell table:style-name="Table2.A2" office:value-type="string">
            <text:p text:style-name="P1">all</text:p>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Table_20_Contents">sort</text:p>
          </table:table-cell>
          <table:table-cell table:style-name="Table2.A2" office:value-type="string">
            <text:p text:style-name="Table_20_Contents">TODO</text:p>
          </table:table-cell>
          <table:table-cell table:style-name="Table2.A2" office:value-type="string">
            <text:p text:style-name="Table_20_Contents">TODO</text:p>
          </table:table-cell>
          <table:table-cell table:style-name="Table2.A2" office:value-type="string">
            <text:p text:style-name="Table_20_Contents">TODO</text:p>
          </table:table-cell>
          <table:table-cell table:style-name="Table2.A2" office:value-type="string">
            <text:p text:style-name="Table_20_Contents">TODO</text:p>
          </table:table-cell>
          <table:table-cell table:style-name="Table2.F2" office:value-type="string">
            <text:p text:style-name="Table_20_Contents">TODO</text:p>
          </table:table-cell>
        </table:table-row>
      </table:table>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Table_20_Contents">Field Reads</text:p>
          </table:table-cell>
          <table:table-cell table:style-name="Table1.C1" office:value-type="string">
            <text:p text:style-name="Table_20_Contents">insert projection <text:s/>before</text:p>
          </table:table-cell>
        </table:table-row>
        <table:table-row>
          <table:table-cell table:style-name="Table1.A2" office:value-type="string">
            <text:p text:style-name="Table_20_Contents">filter</text:p>
          </table:table-cell>
          <table:table-cell table:style-name="Table1.A2" office:value-type="string">
            <text:p text:style-name="Table_20_Contents">All of successor + closure reads</text:p>
          </table:table-cell>
          <table:table-cell table:style-name="Table1.C2" office:value-type="string">
            <text:p text:style-name="Table_20_Contents"/>
          </table:table-cell>
        </table:table-row>
        <table:table-row>
          <table:table-cell table:style-name="Table1.A2" office:value-type="string">
            <text:p text:style-name="Table_20_Contents">flatmap</text:p>
          </table:table-cell>
          <table:table-cell table:style-name="Table1.A2" office:value-type="string">
            <text:p text:style-name="Table_20_Contents"><text:bookmark-start text:name="__DdeLink__299_2089375819"/>All of the closure with a replaced output<text:bookmark-end text:name="__DdeLink__299_2089375819"/></text:p>
          </table:table-cell>
          <table:table-cell table:style-name="Table1.C2" office:value-type="string">
            <text:p text:style-name="Table_20_Contents"/>
          </table:table-cell>
        </table:table-row>
        <table:table-row>
          <table:table-cell table:style-name="Table1.A2" office:value-type="string">
            <text:p text:style-name="Table_20_Contents">map</text:p>
          </table:table-cell>
          <table:table-cell table:style-name="Table1.A2" office:value-type="string">
            <text:p text:style-name="Table_20_Contents">All of the closure with a replaced output</text:p>
          </table:table-cell>
          <table:table-cell table:style-name="Table1.C2" office:value-type="string">
            <text:p text:style-name="Table_20_Contents"/>
          </table:table-cell>
        </table:table-row>
        <table:table-row>
          <table:table-cell table:style-name="Table1.A2" office:value-type="string">
            <text:p text:style-name="Table_20_Contents">join</text:p>
          </table:table-cell>
          <table:table-cell table:style-name="Table1.A2" office:value-type="string">
            <text:p text:style-name="Table_20_Contents">Adds accesses to the key, distributes accesses to values to correct predecessor</text:p>
          </table:table-cell>
          <table:table-cell table:style-name="Table1.C2" office:value-type="string">
            <text:p text:style-name="Table_20_Contents">x</text:p>
          </table:table-cell>
        </table:table-row>
        <table:table-row>
          <table:table-cell table:style-name="Table1.A2" office:value-type="string">
            <text:p text:style-name="Table_20_Contents">Group by key</text:p>
          </table:table-cell>
          <table:table-cell table:style-name="Table1.A2" office:value-type="string">
            <text:p text:style-name="Table_20_Contents">Adds access to the key, rewrites accesses from iterable to the value</text:p>
          </table:table-cell>
          <table:table-cell table:style-name="Table1.C2" office:value-type="string">
            <text:p text:style-name="Table_20_Contents">x</text:p>
          </table:table-cell>
        </table:table-row>
        <table:table-row>
          <table:table-cell table:style-name="Table1.A2" office:value-type="string">
            <text:p text:style-name="Table_20_Contents">reduce</text:p>
          </table:table-cell>
          <table:table-cell table:style-name="Table1.A2" office:value-type="string">
            <text:p text:style-name="Table_20_Contents">All accesses from the closure are translated to access of the value's iterable</text:p>
          </table:table-cell>
          <table:table-cell table:style-name="Table1.C2" office:value-type="string">
            <text:p text:style-name="Table_20_Contents"/>
          </table:table-cell>
        </table:table-row>
        <table:table-row>
          <table:table-cell table:style-name="Table1.A2" office:value-type="string">
            <text:p text:style-name="Table_20_Contents">save</text:p>
          </table:table-cell>
          <table:table-cell table:style-name="Table1.A2" office:value-type="string">
            <text:p text:style-name="Table_20_Contents">Generate accesses for all field reads</text:p>
          </table:table-cell>
          <table:table-cell table:style-name="Table1.C2" office:value-type="string">
            <text:p text:style-name="Table_20_Contents"/>
          </table:table-cell>
        </table:table-row>
        <table:table-row>
          <table:table-cell table:style-name="Table1.A2" office:value-type="string">
            <text:p text:style-name="Table_20_Contents">sort</text:p>
          </table:table-cell>
          <table:table-cell table:style-name="Table1.A2" office:value-type="string">
            <text:p text:style-name="Table_20_Contents">TODO</text:p>
          </table:table-cell>
          <table:table-cell table:style-name="Table1.C2" office:value-type="string">
            <text:p text:style-name="Table_20_Contents">TODO</text:p>
          </table:table-cell>
        </table:table-row>
      </table:table>
      <text:p text:style-name="Standard"><text:bookmark-end text:name="__DdeLink__296_2089375819"/></text:p>
      <text:p text:style-name="Standard">Projection Optimization</text:p>
      <text:p text:style-name="Standard"><text:soft-page-break/>A common optimization is to remove values from the intermediate data which are no longer needed in later phases of the computation. It has been implemented for SQL databases for a long time, and recently been added to Pig as well [TODO add footnote? version 0.8? 0.9?]. For this optimization to work and to be useful, all field accesses need to be explicit for the framework. A library can provide this, but the programming interface will suffer from it.</text:p>
      <text:p text:style-name="Standard">We allow the user to create simple types: final immutable classes with multiple fields. We do allow nested types, as long as the nesting is finite and known at compile time. While implementing our benchmarks we found this to be a reasonably expressive model for big data programming. The user supplies a simple description of the classes, from which we generate with a script all the necessary code for its use in \tool. The generated code includes a parsing method, to which the user only has to supply a string to parse and a regex to split it on. Our intermediate representation then describes all field accesses explicitly and we can generate highly specialized code for these types including serialization schemes and other plumbing code for our backends.</text:p>
      <text:p text:style-name="Standard">LMS does a very good job of optimizing these classes within the same scope, as shown in Section TODO. But we want to endorse a programming model with many small and simple functions - which each have their own scope - as these are easier to read and optimize. For our projection optimization algorithm we needed thus an analysis that can track the usage of fields between these scopes. We found and implemented such an analysis, representing field accesses of a scope as a simple list of strings containing a path from the scopes input to a value. We used these primitives to implement our analysis:</text:p>
      <text:list xml:id="list225569401" text:style-name="L1">
        <text:list-item>
          <text:p text:style-name="P2">Create field accesses for all reachable subparts of a type. For example a save operation on a nested object must propagate field reads for all parts of that object.</text:p>
        </text:list-item>
        <text:list-item>
          <text:p text:style-name="P2">Rewrite accesses from predecessors according to semantics of the operation. The filter operation will never change the object itself, so all field accesses from a filters successors must be propagated to its predecessors. A GroupByKey operation on the other hand always reads all parts of the key, and additionally changes all field accesses of the form “input” :: “_2” :: “iterable” :: x to “input” :: “_2” :: x. </text:p>
        </text:list-item>
        <text:list-item>
          <text:p text:style-name="P2">Analyze a closure. A closure can be analyzed by filtering all the expressions contained in its scope and checking if they (recursively) read fields from the input of that scope. As such we do not actually analyze all code, analyzing the field reads is enough. In our environment this proves sufficient to analyze all code inside closures that do not contain while statements.</text:p>
        </text:list-item>
        <text:list-item>
          <text:p text:style-name="P2">Replace the output symbol of a scope with a synthesized one which only contains the later needed values. See example TODO for a simple illustration. We need this primitive for the analysis as well for the later insertion optimization. We need this to analyze map nodes correctly, which can do arbitrary transformations. If we would not do this, some field reads would be in the scope to fill in values into the output which are no longer needed afterwards. Once this is done, we can proceed with the closure analysis primitive to analyze the surviving field reads.</text:p>
        </text:list-item>
      </text:list>
      <text:p text:style-name="Standard">Table TODO shows how these primitives are combined to form the rules of the most important operations on Dlist.</text:p>
      <text:p text:style-name="Standard">We used these primitives to implement analysis for all operations in \tool. The actual projection insertion optimization becomes then trivial, just going backwards through the execution graph, starting from operations where an object escapes our program. For each encountered node, we analyze that nodes field reads and propagate this info to the correct predecessors. In presence of loops we apply it iteratively until we reach a fix point. We then get a list of all fields to survive between scopes, and decide based on heuristics, where to insert narrowing mapper operations and which mapping operations to rewrite such that they produce a simpler object. This will introduce additional computational overhead, but only depending on whether loop fusion is actually enabled. </text:p>
      <text:p text:style-name="Standard"/>
      <text:p text:style-name="Standard"><text:soft-page-break/>It should be noted that the soundness of our algorithm depends on the optimizations in LMS itself. LMS inlines functions by default, provides dead code elimination and a field read from a constructor invocation will be reading the expression directly, thus rendering the intermediate object creation dead. Additionally we rely on dead code elimination. </text:p>
      <text:p text:style-name="Standard">An advantage of our scheme is that it does not require a full code analysis.</text:p>
      <text:p text:style-name="Standard"/>
      <text:p text:style-name="Standard">Evaluation.</text:p>
      <text:p text:style-name="Standard">We evaluate \tool by implementing a regex heavy word count, TPCH Q12 and a Kmeans application. </text:p>
      <text:p text:style-name="Standard">The word count is very heavy on the mapper side and only requires one shuffle stage. As input we use TODO, 62 Gb of tab separated values. It can not benefit from field reduction, but still uses the generated parsing method. We use multiple regex and evaluate different steps of the optimization for these regexes. TPCH Q12 uses an expensive join, which can dominate the rest of the performance improvements easily. As we have not optimized joins beyond projection optimization, we also provide numbers for just the mapper phase of this query. We use 100 Gb of generated data as input. </text:p>
      <text:p text:style-name="Standard">We took a version of Sparks Kmeans application and ported it to our own language. This application can neither use field reduction nor can it really profit from loop fusion. We extended our DSL for this program with a highly optimized Vector class, which is compiled into an Array. As this program uses operations only available in spark, and it has been shown that spark outperforms hadoop by a large margin for it, we have only benchmarked it against the original spark implementation. As input we use synthetic data with 10 to 1000 dimensions, 100 centers and keeping the dimensions * points factor constant at TODO.</text:p>
      <text:p text:style-name="Standard">We performed our experiments on the Amazon EC2 Cloud, using 20 m1.large nodes as slaves and one as master. They each have 7.5 Gb Ram, 2 virtual cores with 2 EC2 units each, have TODO Gb of instance storage and provide high throughput. We measured up to 50 MB/s between such nodes. For the Hadoop experiments we created a cluster using whirr 0.7.1 and used Clouderas Hadoop distribution cdh3u4. Crunch <text:s/>was in version 0.2.4 and scoobi in 0.4.0. For spark we used the mesos ec2 script to launch a cluster, and then used spark in version 048276799 for our tests. We did not configure hadoop at all, and for spark we only set the local temp folder and the default parallelism and increased the available memory, which were all essential for correctness or to get meaningful numbers.</text:p>
      <text:p text:style-name="Standard">For serialization we used our own generated Writables in both Crunch and Scoobi, since they seemed to outperform our kryo implementations and also scoobi's wireformat by a very thin margin. For spark we used kryo, and only registered our classes.</text:p>
      <text:p text:style-name="Standard">The whole project is online at TODO.</text:p>
      <text:p text:style-name="Standard">We ran each program three times and display the average job time. The variances in job time were low.</text:p>
      <text:p text:style-name="Standard"/>
      <text:p text:style-name="Standard">Backends</text:p>
      <text:p text:style-name="Standard">\tool generates scala code for Crunch, Scoobi and Spark. Both Crunch and Scoobi use Hadoop as the execution engine and provide an MSCR implementation as presented in [FlumeJava]. Crunch is implemented in java and provides a rather low level interface, the user must for example specify the serialization for his classes. Scoobi on the other hand is a Scala framework, features a higher level interface and creates efficient serialization for user classes with only a minimal amount of help required. Spark is a new research execution engine and makes better use of the cluster's memory and provides great speedups in iterative jobs which can reuse the same data multiple times over Hadoop. It also features a high level interface and provides support for multiple serialization framewor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Ackermann</meta:initial-creator>
    <meta:creation-date>2012-06-08T17:14:56</meta:creation-date>
    <dc:date>2012-06-09T13:49:11</dc:date>
    <dc:creator>Stefan Ackermann</dc:creator>
    <meta:editing-duration>PT4H42M7S</meta:editing-duration>
    <meta:editing-cycles>36</meta:editing-cycles>
    <meta:generator>LibreOffice/3.4$Unix LibreOffice_project/340m1$Build-402</meta:generator>
    <meta:document-statistic meta:table-count="2" meta:image-count="0" meta:object-count="0" meta:page-count="3" meta:paragraph-count="87" meta:word-count="1511" meta:character-count="8843" meta:non-whitespace-character-count="7412"/>
  </office:meta>
</office:document-meta>
</file>